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fill="none" draw:textarea-vertical-align="middle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0.9cm" fo:min-width="0.65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0.901cm" fo:min-width="0.65cm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0.9cm" fo:min-width="0.651cm"/>
    </style:style>
    <style:style style:name="gr5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2pt" style:font-size-asian="10pt" style:font-size-complex="10pt"/>
    </style:style>
    <style:style style:name="P6" style:family="paragraph">
      <loext:graphic-properties draw:fill="none" draw:fill-color="#ffffff"/>
      <style:text-properties fo:font-size="12pt" style:font-size-asian="10pt" style:font-size-complex="10pt"/>
    </style:style>
    <style:style style:name="P7" style:family="paragraph">
      <style:text-properties fo:font-size="13pt" style:font-size-asian="10pt" style:font-size-complex="10pt"/>
    </style:style>
    <style:style style:name="P8" style:family="paragraph">
      <loext:graphic-properties draw:fill="none" draw:fill-color="#ffffff"/>
      <style:text-properties fo:font-size="13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07cm" svg:y1="2.81cm" svg:x2="5.651cm" svg:y2="8.941cm">
          <text:p/>
        </draw:line>
        <draw:line draw:style-name="gr1" draw:text-style-name="P1" draw:layer="layout" svg:x1="13.948cm" svg:y1="3.182cm" svg:x2="13.95cm" svg:y2="7.858cm">
          <text:p/>
        </draw:line>
        <draw:line draw:style-name="gr1" draw:text-style-name="P1" draw:layer="layout" svg:x1="14.491cm" svg:y1="2.81cm" svg:x2="22.989cm" svg:y2="8.399cm">
          <text:p/>
        </draw:line>
        <draw:custom-shape draw:style-name="gr2" draw:text-style-name="P2" draw:layer="layout" svg:width="1.626cm" svg:height="1.626cm" svg:x="13.065cm" svg:y="1.8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4.74cm" svg:y1="9.482cm" svg:x2="2.032cm" svg:y2="12.192cm">
          <text:p/>
        </draw:line>
        <draw:line draw:style-name="gr1" draw:text-style-name="P1" draw:layer="layout" svg:x1="5.281cm" svg:y1="9.854cm" svg:x2="5.283cm" svg:y2="13.105cm">
          <text:p/>
        </draw:line>
        <draw:line draw:style-name="gr1" draw:text-style-name="P1" draw:layer="layout" svg:x1="5.824cm" svg:y1="9.482cm" svg:x2="8.532cm" svg:y2="11.649cm">
          <text:p/>
        </draw:line>
        <draw:custom-shape draw:style-name="gr2" draw:text-style-name="P2" draw:layer="layout" svg:width="1.626cm" svg:height="1.626cm" svg:x="1.317cm" svg:y="11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626cm" svg:height="1.627cm" svg:x="4.568cm" svg:y="12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26cm" svg:height="1.626cm" svg:x="7.82cm" svg:y="11.2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26cm" svg:height="1.626cm" svg:x="4.566cm" svg:y="8.3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13.409cm" svg:y1="8.226cm" svg:x2="10.701cm" svg:y2="10.936cm">
          <text:p/>
        </draw:line>
        <draw:line draw:style-name="gr1" draw:text-style-name="P1" draw:layer="layout" svg:x1="13.95cm" svg:y1="8.598cm" svg:x2="13.952cm" svg:y2="11.849cm">
          <text:p/>
        </draw:line>
        <draw:line draw:style-name="gr1" draw:text-style-name="P1" draw:layer="layout" svg:x1="14.493cm" svg:y1="8.226cm" svg:x2="17.201cm" svg:y2="10.393cm">
          <text:p/>
        </draw:line>
        <draw:custom-shape draw:style-name="gr2" draw:text-style-name="P2" draw:layer="layout" svg:width="1.626cm" svg:height="1.626cm" svg:x="9.986cm" svg:y="10.5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26cm" svg:height="1.626cm" svg:x="13.237cm" svg:y="11.1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626cm" svg:height="1.627cm" svg:x="16.489cm" svg:y="10.0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2.078cm" svg:y1="8.769cm" svg:x2="19.37cm" svg:y2="11.479cm">
          <text:p/>
        </draw:line>
        <draw:line draw:style-name="gr1" draw:text-style-name="P1" draw:layer="layout" svg:x1="22.619cm" svg:y1="9.141cm" svg:x2="22.621cm" svg:y2="12.392cm">
          <text:p/>
        </draw:line>
        <draw:line draw:style-name="gr1" draw:text-style-name="P1" draw:layer="layout" svg:x1="23.161cm" svg:y1="8.769cm" svg:x2="25.869cm" svg:y2="10.936cm">
          <text:p/>
        </draw:line>
        <draw:custom-shape draw:style-name="gr2" draw:text-style-name="P2" draw:layer="layout" svg:width="1.626cm" svg:height="1.626cm" svg:x="18.655cm" svg:y="11.1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26cm" svg:height="1.626cm" svg:x="21.905cm" svg:y="11.6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1.627cm" svg:height="1.626cm" svg:x="25.158cm" svg:y="10.5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26cm" svg:height="1.626cm" svg:x="21.904cm" svg:y="7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26cm" svg:height="1.626cm" svg:x="13.235cm" svg:y="7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4" draw:layer="layout" svg:width="1.084cm" svg:height="1.101cm" svg:x="8.93cm" svg:y="5.218cm">
          <draw:text-box>
            <text:p text:style-name="P3"><text:span text:style-name="T1">a</text:span></text:p>
          </draw:text-box>
        </draw:frame>
        <draw:frame draw:style-name="gr5" draw:text-style-name="P6" draw:layer="layout" svg:width="1.084cm" svg:height="1.101cm" svg:x="13.807cm" svg:y="5.007cm">
          <draw:text-box>
            <text:p text:style-name="P5"><text:span text:style-name="T2">b</text:span></text:p>
          </draw:text-box>
        </draw:frame>
        <draw:frame draw:style-name="gr5" draw:text-style-name="P4" draw:layer="layout" svg:width="1.083cm" svg:height="1.101cm" svg:x="17.697cm" svg:y="4.344cm">
          <draw:text-box>
            <text:p text:style-name="P3"><text:span text:style-name="T1">c</text:span></text:p>
          </draw:text-box>
        </draw:frame>
        <draw:frame draw:style-name="gr5" draw:text-style-name="P6" draw:layer="layout" svg:width="1.084cm" svg:height="1.101cm" svg:x="13.807cm" svg:y="9.465cm">
          <draw:text-box>
            <text:p text:style-name="P5"><text:span text:style-name="T2">b</text:span></text:p>
          </draw:text-box>
        </draw:frame>
        <draw:frame draw:style-name="gr5" draw:text-style-name="P4" draw:layer="layout" svg:width="1.083cm" svg:height="1.101cm" svg:x="2.774cm" svg:y="10.059cm">
          <draw:text-box>
            <text:p text:style-name="P3"><text:span text:style-name="T1">a</text:span></text:p>
          </draw:text-box>
        </draw:frame>
        <draw:frame draw:style-name="gr6" draw:text-style-name="P6" draw:layer="layout" svg:width="1.084cm" svg:height="1.1cm" svg:x="11.981cm" svg:y="8.399cm">
          <draw:text-box>
            <text:p text:style-name="P5"><text:span text:style-name="T2">a</text:span></text:p>
          </draw:text-box>
        </draw:frame>
        <draw:frame draw:style-name="gr6" draw:text-style-name="P6" draw:layer="layout" svg:width="1.084cm" svg:height="1.1cm" svg:x="20.579cm" svg:y="8.941cm">
          <draw:text-box>
            <text:p text:style-name="P5"><text:span text:style-name="T2">a</text:span></text:p>
          </draw:text-box>
        </draw:frame>
        <draw:frame draw:style-name="gr5" draw:text-style-name="P6" draw:layer="layout" svg:width="1.084cm" svg:height="1.101cm" svg:x="5.138cm" svg:y="10.548cm">
          <draw:text-box>
            <text:p text:style-name="P5"><text:span text:style-name="T2">b</text:span></text:p>
          </draw:text-box>
        </draw:frame>
        <draw:frame draw:style-name="gr6" draw:text-style-name="P6" draw:layer="layout" svg:width="1.083cm" svg:height="1.1cm" svg:x="22.476cm" svg:y="9.882cm">
          <draw:text-box>
            <text:p text:style-name="P5"><text:span text:style-name="T2">b</text:span></text:p>
          </draw:text-box>
        </draw:frame>
        <draw:frame draw:style-name="gr6" draw:text-style-name="P6" draw:layer="layout" svg:width="1.084cm" svg:height="1.1cm" svg:x="6.583cm" svg:y="9.742cm">
          <draw:text-box>
            <text:p text:style-name="P5"><text:span text:style-name="T2">c</text:span></text:p>
          </draw:text-box>
        </draw:frame>
        <draw:frame draw:style-name="gr6" draw:text-style-name="P6" draw:layer="layout" svg:width="1.083cm" svg:height="1.1cm" svg:x="15.304cm" svg:y="8.399cm">
          <draw:text-box>
            <text:p text:style-name="P5"><text:span text:style-name="T2">c</text:span></text:p>
          </draw:text-box>
        </draw:frame>
        <draw:frame draw:style-name="gr5" draw:text-style-name="P6" draw:layer="layout" svg:width="1.083cm" svg:height="1.101cm" svg:x="23.942cm" svg:y="8.924cm">
          <draw:text-box>
            <text:p text:style-name="P5"><text:span text:style-name="T2">c</text:span></text:p>
          </draw:text-box>
        </draw:frame>
        <draw:frame draw:style-name="gr7" draw:text-style-name="P8" draw:layer="layout" svg:width="2.167cm" svg:height="1.774cm" svg:x="1.617cm" svg:y="12.243cm">
          <draw:text-box>
            <text:p text:style-name="P7"><text:span text:style-name="T2">a</text:span><text:span text:style-name="T2">a</text:span></text:p>
          </draw:text-box>
        </draw:frame>
        <draw:frame draw:style-name="gr7" draw:text-style-name="P8" draw:layer="layout" svg:width="2.167cm" svg:height="1.774cm" svg:x="4.868cm" svg:y="12.761cm">
          <draw:text-box>
            <text:p text:style-name="P7"><text:span text:style-name="T2">ab</text:span></text:p>
          </draw:text-box>
        </draw:frame>
        <draw:frame draw:style-name="gr8" draw:text-style-name="P8" draw:layer="layout" svg:width="2.167cm" svg:height="1.773cm" svg:x="8.119cm" svg:y="11.702cm">
          <draw:text-box>
            <text:p text:style-name="P7"><text:span text:style-name="T2">ac</text:span></text:p>
          </draw:text-box>
        </draw:frame>
        <draw:frame draw:style-name="gr9" draw:text-style-name="P8" draw:layer="layout" svg:width="2.167cm" svg:height="1.772cm" svg:x="10.186cm" svg:y="10.907cm">
          <draw:text-box>
            <text:p text:style-name="P7"><text:span text:style-name="T2">ba</text:span></text:p>
          </draw:text-box>
        </draw:frame>
        <draw:frame draw:style-name="gr8" draw:text-style-name="P8" draw:layer="layout" svg:width="2.167cm" svg:height="1.773cm" svg:x="13.537cm" svg:y="11.449cm">
          <draw:text-box>
            <text:p text:style-name="P7"><text:span text:style-name="T2">bb</text:span></text:p>
          </draw:text-box>
        </draw:frame>
        <draw:frame draw:style-name="gr8" draw:text-style-name="P8" draw:layer="layout" svg:width="2.167cm" svg:height="1.773cm" svg:x="16.817cm" svg:y="10.395cm">
          <draw:text-box>
            <text:p text:style-name="P7"><text:span text:style-name="T2">bc</text:span></text:p>
          </draw:text-box>
        </draw:frame>
        <draw:frame draw:style-name="gr9" draw:text-style-name="P8" draw:layer="layout" svg:width="2.167cm" svg:height="1.772cm" svg:x="18.955cm" svg:y="11.479cm">
          <draw:text-box>
            <text:p text:style-name="P7"><text:span text:style-name="T2">c</text:span><text:span text:style-name="T2">a</text:span></text:p>
          </draw:text-box>
        </draw:frame>
        <draw:frame draw:style-name="gr7" draw:text-style-name="P8" draw:layer="layout" svg:width="2.168cm" svg:height="1.774cm" svg:x="22.205cm" svg:y="11.972cm">
          <draw:text-box>
            <text:p text:style-name="P7"><text:span text:style-name="T2">c</text:span><text:span text:style-name="T2">b</text:span></text:p>
          </draw:text-box>
        </draw:frame>
        <draw:frame draw:style-name="gr9" draw:text-style-name="P8" draw:layer="layout" svg:width="2.167cm" svg:height="1.772cm" svg:x="25.456cm" svg:y="10.989cm">
          <draw:text-box>
            <text:p text:style-name="P7"><text:span text:style-name="T2">cc</text:span></text:p>
          </draw:text-box>
        </draw:frame>
        <draw:frame draw:style-name="gr10" draw:text-style-name="P10" draw:layer="layout" svg:width="2.708cm" svg:height="2.167cm" svg:x="13.135cm" svg:y="2.338cm">
          <draw:text-box>
            <text:p text:style-name="P9"><text:span text:style-name="T3">No.1?</text:span></text:p>
          </draw:text-box>
        </draw:frame>
        <draw:frame draw:style-name="gr11" draw:text-style-name="P10" draw:layer="layout" svg:width="1.729cm" svg:height="1.019cm" svg:x="4.668cm" svg:y="8.871cm">
          <draw:text-box>
            <text:p text:style-name="P9"><text:span text:style-name="T3">No.2?</text:span></text:p>
          </draw:text-box>
        </draw:frame>
        <draw:frame draw:style-name="gr10" draw:text-style-name="P10" draw:layer="layout" svg:width="2.708cm" svg:height="2.167cm" svg:x="13.337cm" svg:y="7.787cm">
          <draw:text-box>
            <text:p text:style-name="P9"><text:span text:style-name="T3">No.2?</text:span></text:p>
          </draw:text-box>
        </draw:frame>
        <draw:frame draw:style-name="gr12" draw:text-style-name="P10" draw:layer="layout" svg:width="2.709cm" svg:height="1.127cm" svg:x="22.005cm" svg:y="8.128cm">
          <draw:text-box>
            <text:p text:style-name="P9"><text:span text:style-name="T3">No.2?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22:24:08.756481969</meta:creation-date>
    <dc:date>2022-10-15T22:53:36.015484734</dc:date>
    <meta:editing-duration>PT18M2S</meta:editing-duration>
    <meta:editing-cycles>5</meta:editing-cycles>
    <meta:generator>LibreOffice/7.0.4.2$Linux_X86_64 LibreOffice_project/00$Build-2</meta:generator>
    <meta:document-statistic meta:object-count="50"/>
  </office:meta>
</office:document-meta>
</file>